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50000003CA2C78D1D3A09FB25.jpg" manifest:media-type="image/jpeg"/>
  <manifest:file-entry manifest:full-path="Pictures/10000000000004D60000003D99D98EFEBA4AB294.jpg" manifest:media-type="image/jpeg"/>
  <manifest:file-entry manifest:full-path="Pictures/10000000000004D7000000426DD506C64B5ED686.jpg" manifest:media-type="image/jpeg"/>
  <manifest:file-entry manifest:full-path="Pictures/10000000000004D70000003EFA88431D92D23F82.jpg" manifest:media-type="image/jpeg"/>
  <manifest:file-entry manifest:full-path="Pictures/10000000000004D80000003EBF71BC3674D8DBA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75pt solid #00a933"/>
    </style:style>
    <style:style style:name="Table1.A2" style:family="table-cell">
      <style:table-cell-properties fo:padding="0.0382in" fo:border-left="0.75pt solid #00a933" fo:border-right="0.75pt solid #00a933" fo:border-top="none" fo:border-bottom="0.75pt solid #00a933"/>
    </style:style>
    <style:style style:name="P1" style:family="paragraph" style:parent-style-name="Table_20_Contents">
      <style:paragraph-properties fo:line-height="100%"/>
      <style:text-properties style:font-name="Libertine" fo:font-size="18pt" officeooo:paragraph-rsid="00123f64" style:font-size-asian="18pt" style:font-size-complex="18pt"/>
    </style:style>
    <style:style style:name="P2" style:family="paragraph" style:parent-style-name="Table_20_Contents">
      <style:paragraph-properties fo:line-height="100%"/>
      <style:text-properties fo:font-size="18pt" officeooo:paragraph-rsid="00123f64" style:font-size-asian="18pt" style:font-size-complex="18pt"/>
    </style:style>
    <style:style style:name="P3" style:family="paragraph" style:parent-style-name="Table_20_Contents">
      <style:paragraph-properties fo:line-height="100%"/>
      <style:text-properties style:font-name="Constantia" fo:font-size="18pt" officeooo:rsid="0015761b" officeooo:paragraph-rsid="0015761b" style:font-size-asian="18pt" style:font-size-complex="18pt"/>
    </style:style>
    <style:style style:name="P4" style:family="paragraph" style:parent-style-name="Table_20_Contents">
      <style:paragraph-properties fo:line-height="100%"/>
      <style:text-properties style:font-name="Constantia" fo:font-size="18pt" officeooo:rsid="0015a20b" officeooo:paragraph-rsid="0015a20b" style:font-size-asian="18pt" style:font-size-complex="18pt"/>
    </style:style>
    <style:style style:name="P5" style:family="paragraph" style:parent-style-name="Table_20_Contents">
      <style:paragraph-properties fo:line-height="100%"/>
      <style:text-properties style:font-name="Libertine" fo:font-size="18pt" officeooo:paragraph-rsid="0015a20b" style:font-size-asian="18pt" style:font-size-complex="18pt"/>
    </style:style>
    <style:style style:name="P6" style:family="paragraph" style:parent-style-name="Table_20_Contents">
      <style:paragraph-properties fo:line-height="100%"/>
      <style:text-properties style:font-name="Libertine" fo:font-size="18pt" officeooo:rsid="0015a20b" officeooo:paragraph-rsid="0015a20b" style:font-size-asian="18pt" style:font-size-complex="18pt"/>
    </style:style>
    <style:style style:name="P7" style:family="paragraph" style:parent-style-name="Table_20_Contents">
      <style:paragraph-properties fo:line-height="100%"/>
      <style:text-properties fo:font-size="18pt" officeooo:paragraph-rsid="0015a20b" style:font-size-asian="18pt" style:font-size-complex="18pt"/>
    </style:style>
    <style:style style:name="T1" style:family="text">
      <style:text-properties style:font-name="Constantia"/>
    </style:style>
    <style:style style:name="T2" style:family="text">
      <style:text-properties style:font-name="Constantia" officeooo:rsid="0011a730"/>
    </style:style>
    <style:style style:name="T3" style:family="text">
      <style:text-properties style:font-name="Constantia" officeooo:rsid="00123f64"/>
    </style:style>
    <style:style style:name="T4" style:family="text">
      <style:text-properties style:font-name="Constantia" officeooo:rsid="0015a2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2239681696272">
          <table:table-cell table:style-name="Table1.A1" office:value-type="string">
            <text:p text:style-name="P4"><draw:frame draw:style-name="fr1" draw:name="Image1" text:anchor-type="char" svg:width="6.8484in" svg:height="0.3366in" draw:z-index="0"><draw:image xlink:href="Pictures/10000000000004D60000003D99D98EFEBA4AB294.jpg" xlink:type="simple" xlink:show="embed" xlink:actuate="onLoad" draw:mime-type="image/jpeg"/></draw:frame>Learning rate = 0.01</text:p>
          </table:table-cell>
        </table:table-row>
        <table:table-row table:style-name="TableLine2239681696272">
          <table:table-cell table:style-name="Table1.A2" office:value-type="string">
            <text:p text:style-name="P6"><draw:frame draw:style-name="fr1" draw:name="Image5" text:anchor-type="char" svg:width="6.8484in" svg:height="0.3646in" draw:z-index="4"><draw:image xlink:href="Pictures/10000000000004D7000000426DD506C64B5ED686.jpg" xlink:type="simple" xlink:show="embed" xlink:actuate="onLoad" draw:mime-type="image/jpeg"/></draw:frame><text:span text:style-name="T1">Learning rate = 0.05</text:span></text:p>
          </table:table-cell>
        </table:table-row>
        <table:table-row table:style-name="TableLine2239681688208">
          <table:table-cell table:style-name="Table1.A2" office:value-type="string">
            <text:p text:style-name="P5"><draw:frame draw:style-name="fr1" draw:name="Image2" text:anchor-type="char" svg:width="6.8484in" svg:height="0.3425in" draw:z-index="1"><draw:image xlink:href="Pictures/10000000000004D70000003EFA88431D92D23F82.jpg" xlink:type="simple" xlink:show="embed" xlink:actuate="onLoad" draw:mime-type="image/jpeg"/></draw:frame><text:span text:style-name="T4">Learning rate = 0.1</text:span></text:p>
          </table:table-cell>
        </table:table-row>
        <table:table-row table:style-name="TableLine2239681693680">
          <table:table-cell table:style-name="Table1.A2" office:value-type="string">
            <text:p text:style-name="P7"><draw:frame draw:style-name="fr1" draw:name="Image3" text:anchor-type="char" svg:width="6.8484in" svg:height="0.3319in" draw:z-index="2"><draw:image xlink:href="Pictures/10000000000004D50000003CA2C78D1D3A09FB25.jpg" xlink:type="simple" xlink:show="embed" xlink:actuate="onLoad" draw:mime-type="image/jpeg"/></draw:frame><text:span text:style-name="T4">Learning rate = 0.2</text:span></text:p>
          </table:table-cell>
        </table:table-row>
        <table:table-row table:style-name="TableLine2239681700016">
          <table:table-cell table:style-name="Table1.A2" office:value-type="string">
            <text:p text:style-name="P7"><draw:frame draw:style-name="fr1" draw:name="Image4" text:anchor-type="char" svg:width="6.8484in" svg:height="0.3425in" draw:z-index="3"><draw:image xlink:href="Pictures/10000000000004D80000003EBF71BC3674D8DBA0.jpg" xlink:type="simple" xlink:show="embed" xlink:actuate="onLoad" draw:mime-type="image/jpeg"/></draw:frame><text:span text:style-name="T4">Learning rate = 0.4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9:34:33.534000000</meta:creation-date>
    <dc:date>2022-08-21T22:30:53.212000000</dc:date>
    <meta:editing-duration>PT8M6S</meta:editing-duration>
    <meta:editing-cycles>4</meta:editing-cycles>
    <meta:generator>LibreOffice/7.3.4.2$Windows_X86_64 LibreOffice_project/728fec16bd5f605073805c3c9e7c4212a0120dc5</meta:generator>
    <meta:document-statistic meta:table-count="1" meta:image-count="5" meta:object-count="0" meta:page-count="1" meta:paragraph-count="5" meta:word-count="20" meta:character-count="97" meta:non-whitespace-character-count="82"/>
  </office:meta>
</office:document-meta>
</file>